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104" officeooo:paragraph-rsid="0002b104"/>
    </style:style>
    <style:style style:name="P2" style:family="paragraph" style:parent-style-name="Standard" style:list-style-name="L1">
      <style:text-properties officeooo:rsid="0002b104" officeooo:paragraph-rsid="0002b104"/>
    </style:style>
    <style:style style:name="P3" style:family="paragraph" style:parent-style-name="Standard">
      <style:text-properties officeooo:rsid="0002b104" officeooo:paragraph-rsid="0006f233"/>
    </style:style>
    <style:style style:name="P4" style:family="paragraph" style:parent-style-name="Standard" style:list-style-name="L1">
      <style:text-properties officeooo:rsid="0003d4d8" officeooo:paragraph-rsid="0003d4d8"/>
    </style:style>
    <style:style style:name="P5" style:family="paragraph" style:parent-style-name="Standard" style:list-style-name="L1">
      <style:text-properties officeooo:rsid="0005785a" officeooo:paragraph-rsid="0005785a"/>
    </style:style>
    <style:style style:name="P6" style:family="paragraph" style:parent-style-name="Standard">
      <style:text-properties officeooo:rsid="0006f233" officeooo:paragraph-rsid="0006f233"/>
    </style:style>
    <style:style style:name="T1" style:family="text">
      <style:text-properties officeooo:rsid="0005785a"/>
    </style:style>
    <style:style style:name="T2" style:family="text">
      <style:text-properties officeooo:rsid="0006f2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 de gestão de escala de trabalho: <text:span text:style-name="T2">SkAlla</text:span></text:p>
      <text:p text:style-name="P1"/>
      <text:p text:style-name="P1">Requisitos</text:p>
      <text:p text:style-name="P6"><text:tab/></text:p>
      <text:p text:style-name="P1"/>
      <text:list xml:id="list1768559667" text:style-name="L1">
        <text:list-item>
          <text:p text:style-name="P4">Manter Estado/Pais</text:p>
        </text:list-item>
        <text:list-item>
          <text:p text:style-name="P4">Manter Cidade</text:p>
        </text:list-item>
        <text:list-item>
          <text:p text:style-name="P2">Manter Empresa (cliente)</text:p>
        </text:list-item>
        <text:list-item>
          <text:p text:style-name="P2">Manter Usuários</text:p>
        </text:list-item>
        <text:list-item>
          <text:p text:style-name="P2">Manter Funcionários</text:p>
        </text:list-item>
        <text:list-item>
          <text:p text:style-name="P2">Manter Áreas da Empresa</text:p>
        </text:list-item>
        <text:list-item>
          <text:p text:style-name="P2">Manter Departamentos da área</text:p>
        </text:list-item>
        <text:list-item>
          <text:p text:style-name="P2">Manter Ponto de Alocação</text:p>
        </text:list-item>
        <text:list-item>
          <text:p text:style-name="P2">Manter Turnos</text:p>
        </text:list-item>
        <text:list-item>
          <text:p text:style-name="P2">Manter Perfil de Jornada</text:p>
        </text:list-item>
        <text:list-item>
          <text:p text:style-name="P5">Gerenciar Notificações</text:p>
        </text:list-item>
        <text:list-item>
          <text:p text:style-name="P2">Criar Escala de Trabalho</text:p>
        </text:list-item>
        <text:list-item>
          <text:p text:style-name="P5">Visualizar Minha escala (funcionário)</text:p>
        </text:list-item>
        <text:list-item>
          <text:p text:style-name="P2"><text:s/><text:span text:style-name="T1">Solicitar Alteração de escala</text:span></text:p>
        </text:list-item>
        <text:list-item>
          <text:p text:style-name="P5">Impressão de escala geral</text:p>
        </text:list-item>
        <text:list-item>
          <text:p text:style-name="P5">Impressão de escala individual</text:p>
        </text:list-item>
        <text:list-item>
          <text:p text:style-name="P5">Impressão de escala por departamento/área</text:p>
        </text:list-item>
        <text:list-item>
          <text:p text:style-name="P5">Impressão de escala por ponto de alocaç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07-24T21:58:13.306799567</dc:date>
    <meta:editing-duration>PT57M16S</meta:editing-duration>
    <meta:editing-cycles>1</meta:editing-cycles>
    <meta:document-statistic meta:table-count="0" meta:image-count="0" meta:object-count="0" meta:page-count="1" meta:paragraph-count="21" meta:word-count="90" meta:character-count="554" meta:non-whitespace-character-count="500"/>
    <meta:generator>LibreOffice/6.0.6.2$Linux_X86_64 LibreOffice_project/00m0$Build-2</meta:generator>
  </office:meta>
</office:document-meta>
</file>